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style-name="gr1" draw:text-style-name="P1" svg:width="101.32mm" svg:height="55.51mm" svg:x="9.09mm" svg:y="132.81mm">
            <loext:p draw:notify-on-update-of-ranges="Sheet1.A1:Sheet1.A1 Sheet1.A2:Sheet1.A20 Sheet1.D1:Sheet1.D1 Sheet1.D2:Sheet1.D20 Sheet1.A1:Sheet1.A1 Sheet1.A2:Sheet1.A20 Sheet1.E1:Sheet1.E1 Sheet1.E2:Sheet1.E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97.74mm" svg:height="43.83mm" svg:x="12.67mm" svg:y="189.38mm">
            <loext:p draw:notify-on-update-of-ranges="Sheet1.B1:Sheet1.B1 Sheet1.B22:Sheet1.B29 Sheet1.D1:Sheet1.D1 Sheet1.D22:Sheet1.D29 Sheet1.B1:Sheet1.B1 Sheet1.B22:Sheet1.B29 Sheet1.E1:Sheet1.E1 Sheet1.E22:Sheet1.E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181.63mm" svg:y="1mm">
            <loext:p draw:notify-on-update-of-ranges="Sheet1.A1:Sheet1.A1 Sheet1.A2:Sheet1.A20 Sheet1.G1:Sheet1.G1 Sheet1.G2:Sheet1.G20 Sheet1.A1:Sheet1.A1 Sheet1.A2:Sheet1.A20 Sheet1.H1:Sheet1.H1 Sheet1.H2:Sheet1.H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59.97mm" svg:height="90.04mm" svg:x="183.37mm" svg:y="98.81mm">
            <loext:p draw:notify-on-update-of-ranges="Sheet1.B1:Sheet1.B1 Sheet1.B22:Sheet1.B29 Sheet1.G1:Sheet1.G1 Sheet1.G22:Sheet1.G29 Sheet1.B1:Sheet1.B1 Sheet1.B22:Sheet1.B29 Sheet1.H1:Sheet1.H1 Sheet1.H22:Sheet1.H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blur</text:p>
          </table:table-cell>
          <table:table-cell table:style-name="Default"/>
          <table:table-cell office:value-type="string" calcext:value-type="string">
            <text:p>val loss</text:p>
          </table:table-cell>
          <table:table-cell table:style-name="Default" office:value-type="string" calcext:value-type="string">
            <text:p><text:s/>val acc</text:p>
          </table:table-cell>
          <table:table-cell/>
          <table:table-cell table:style-name="Default" office:value-type="string" calcext:value-type="string">
            <text:p>val loss</text:p>
          </table:table-cell>
          <table:table-cell office:value-type="string" calcext:value-type="string">
            <text:p><text:s/>val acc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2.56155774536133" calcext:value-type="float">
            <text:p>2.5615577454</text:p>
          </table:table-cell>
          <table:table-cell office:value-type="float" office:value="0.4264" calcext:value-type="float">
            <text:p>0.4264</text:p>
          </table:table-cell>
          <table:table-cell/>
          <table:table-cell office:value-type="float" office:value="3.79929241867065" calcext:value-type="float">
            <text:p>3.7992924187</text:p>
          </table:table-cell>
          <table:table-cell office:value-type="float" office:value="0.2775" calcext:value-type="float">
            <text:p>0.277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1.93152160673141" calcext:value-type="float">
            <text:p>1.9315216067</text:p>
          </table:table-cell>
          <table:table-cell office:value-type="float" office:value="0.5253" calcext:value-type="float">
            <text:p>0.5253</text:p>
          </table:table-cell>
          <table:table-cell/>
          <table:table-cell office:value-type="float" office:value="3.19550895271301" calcext:value-type="float">
            <text:p>3.1955089527</text:p>
          </table:table-cell>
          <table:table-cell office:value-type="float" office:value="0.3597" calcext:value-type="float">
            <text:p>0.3597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1.36223125231266" calcext:value-type="float">
            <text:p>1.3622312523</text:p>
          </table:table-cell>
          <table:table-cell office:value-type="float" office:value="0.6392" calcext:value-type="float">
            <text:p>0.6392</text:p>
          </table:table-cell>
          <table:table-cell/>
          <table:table-cell office:value-type="float" office:value="2.57998281974792" calcext:value-type="float">
            <text:p>2.5799828197</text:p>
          </table:table-cell>
          <table:table-cell office:value-type="float" office:value="0.4596" calcext:value-type="float">
            <text:p>0.4596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.939517082095146" calcext:value-type="float">
            <text:p>0.9395170821</text:p>
          </table:table-cell>
          <table:table-cell office:value-type="float" office:value="0.7331" calcext:value-type="float">
            <text:p>0.7331</text:p>
          </table:table-cell>
          <table:table-cell/>
          <table:table-cell office:value-type="float" office:value="2.03951686325073" calcext:value-type="float">
            <text:p>2.0395168633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.564241544055939" calcext:value-type="float">
            <text:p>0.5642415441</text:p>
          </table:table-cell>
          <table:table-cell office:value-type="float" office:value="0.8242" calcext:value-type="float">
            <text:p>0.8242</text:p>
          </table:table-cell>
          <table:table-cell/>
          <table:table-cell office:value-type="float" office:value="1.51149223022461" calcext:value-type="float">
            <text:p>1.5114922302</text:p>
          </table:table-cell>
          <table:table-cell office:value-type="float" office:value="0.6737" calcext:value-type="float">
            <text:p>0.673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0.339157374405861" calcext:value-type="float">
            <text:p>0.3391573744</text:p>
          </table:table-cell>
          <table:table-cell office:value-type="float" office:value="0.8902" calcext:value-type="float">
            <text:p>0.8902</text:p>
          </table:table-cell>
          <table:table-cell/>
          <table:table-cell office:value-type="float" office:value="1.14963716621399" calcext:value-type="float">
            <text:p>1.1496371662</text:p>
          </table:table-cell>
          <table:table-cell office:value-type="float" office:value="0.7601" calcext:value-type="float">
            <text:p>0.760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.201891315611452" calcext:value-type="float">
            <text:p>0.2018913156</text:p>
          </table:table-cell>
          <table:table-cell office:value-type="float" office:value="0.9345" calcext:value-type="float">
            <text:p>0.9345</text:p>
          </table:table-cell>
          <table:table-cell/>
          <table:table-cell office:value-type="float" office:value="0.892397295570373" calcext:value-type="float">
            <text:p>0.8923972956</text:p>
          </table:table-cell>
          <table:table-cell office:value-type="float" office:value="0.8344" calcext:value-type="float">
            <text:p>0.834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.134867865763605" calcext:value-type="float">
            <text:p>0.1348678658</text:p>
          </table:table-cell>
          <table:table-cell office:value-type="float" office:value="0.9558" calcext:value-type="float">
            <text:p>0.9558</text:p>
          </table:table-cell>
          <table:table-cell/>
          <table:table-cell office:value-type="float" office:value="0.74119895401001" calcext:value-type="float">
            <text:p>0.741198954</text:p>
          </table:table-cell>
          <table:table-cell office:value-type="float" office:value="0.8784" calcext:value-type="float">
            <text:p>0.878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0.0966235153831542" calcext:value-type="float">
            <text:p>0.0966235154</text:p>
          </table:table-cell>
          <table:table-cell office:value-type="float" office:value="0.9666" calcext:value-type="float">
            <text:p>0.9666</text:p>
          </table:table-cell>
          <table:table-cell/>
          <table:table-cell office:value-type="float" office:value="0.702460451793671" calcext:value-type="float">
            <text:p>0.7024604518</text:p>
          </table:table-cell>
          <table:table-cell office:value-type="float" office:value="0.8958" calcext:value-type="float">
            <text:p>0.8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07304194577038" calcext:value-type="float">
            <text:p>0.0707304195</text:p>
          </table:table-cell>
          <table:table-cell office:value-type="float" office:value="0.9758" calcext:value-type="float">
            <text:p>0.9758</text:p>
          </table:table-cell>
          <table:table-cell/>
          <table:table-cell office:value-type="float" office:value="0.646720211219788" calcext:value-type="float">
            <text:p>0.6467202112</text:p>
          </table:table-cell>
          <table:table-cell office:value-type="float" office:value="0.9124" calcext:value-type="float">
            <text:p>0.9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927732608433813" calcext:value-type="float">
            <text:p>0.0927732608</text:p>
          </table:table-cell>
          <table:table-cell office:value-type="float" office:value="0.9695" calcext:value-type="float">
            <text:p>0.9695</text:p>
          </table:table-cell>
          <table:table-cell/>
          <table:table-cell office:value-type="float" office:value="0.693151586914063" calcext:value-type="float">
            <text:p>0.6931515869</text:p>
          </table:table-cell>
          <table:table-cell office:value-type="float" office:value="0.8967" calcext:value-type="float">
            <text:p>0.8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112174129828066" calcext:value-type="float">
            <text:p>0.1121741298</text:p>
          </table:table-cell>
          <table:table-cell office:value-type="float" office:value="0.9629" calcext:value-type="float">
            <text:p>0.9629</text:p>
          </table:table-cell>
          <table:table-cell/>
          <table:table-cell office:value-type="float" office:value="0.726309189128876" calcext:value-type="float">
            <text:p>0.7263091891</text:p>
          </table:table-cell>
          <table:table-cell office:value-type="float" office:value="0.8845" calcext:value-type="float">
            <text:p>0.8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167003938608989" calcext:value-type="float">
            <text:p>0.1670039386</text:p>
          </table:table-cell>
          <table:table-cell office:value-type="float" office:value="0.9488" calcext:value-type="float">
            <text:p>0.9488</text:p>
          </table:table-cell>
          <table:table-cell/>
          <table:table-cell office:value-type="float" office:value="0.831575162315369" calcext:value-type="float">
            <text:p>0.8315751623</text:p>
          </table:table-cell>
          <table:table-cell office:value-type="float" office:value="0.8489" calcext:value-type="float">
            <text:p>0.84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.2855899283275008, 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0.997908428001404" calcext:value-type="float">
            <text:p>0.997908428</text:p>
          </table:table-cell>
          <table:table-cell office:value-type="float" office:value="0.7928" calcext:value-type="float">
            <text:p>0.79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474678783765435" calcext:value-type="float">
            <text:p>0.4746787838</text:p>
          </table:table-cell>
          <table:table-cell office:value-type="float" office:value="0.8539" calcext:value-type="float">
            <text:p>0.8539</text:p>
          </table:table-cell>
          <table:table-cell/>
          <table:table-cell office:value-type="float" office:value="1.23732606773376" calcext:value-type="float">
            <text:p>1.2373260677</text:p>
          </table:table-cell>
          <table:table-cell office:value-type="float" office:value="0.7146" calcext:value-type="float">
            <text:p>0.7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801099022173882" calcext:value-type="float">
            <text:p>0.8010990222</text:p>
          </table:table-cell>
          <table:table-cell office:value-type="float" office:value="0.7703" calcext:value-type="float">
            <text:p>0.7703</text:p>
          </table:table-cell>
          <table:table-cell/>
          <table:table-cell office:value-type="float" office:value="1.58045707397461" calcext:value-type="float">
            <text:p>1.580457074</text:p>
          </table:table-cell>
          <table:table-cell office:value-type="float" office:value="0.6135" calcext:value-type="float">
            <text:p>0.61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.23279402513504" calcext:value-type="float">
            <text:p>1.2327940251</text:p>
          </table:table-cell>
          <table:table-cell office:value-type="float" office:value="0.6607" calcext:value-type="float">
            <text:p>0.6607</text:p>
          </table:table-cell>
          <table:table-cell/>
          <table:table-cell office:value-type="float" office:value="2.01302219333649" calcext:value-type="float">
            <text:p>2.0130221933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.73034055671692" calcext:value-type="float">
            <text:p>1.7303405567</text:p>
          </table:table-cell>
          <table:table-cell office:value-type="float" office:value="0.5627" calcext:value-type="float">
            <text:p>0.5627</text:p>
          </table:table-cell>
          <table:table-cell/>
          <table:table-cell office:value-type="float" office:value="2.50646534042358" calcext:value-type="float">
            <text:p>2.5064653404</text:p>
          </table:table-cell>
          <table:table-cell office:value-type="float" office:value="0.4095" calcext:value-type="float">
            <text:p>0.4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style-name="ce1" office:value-type="float" office:value="2.35466905956268" calcext:value-type="float">
            <text:p>2.3546690596</text:p>
          </table:table-cell>
          <table:table-cell table:style-name="Default" office:value-type="float" office:value="0.4492" calcext:value-type="float">
            <text:p>0.4492</text:p>
          </table:table-cell>
          <table:table-cell/>
          <table:table-cell office:value-type="float" office:value="3.06207795181274" calcext:value-type="float">
            <text:p>3.0620779518</text:p>
          </table:table-cell>
          <table:table-cell office:value-type="float" office:value="0.3118" calcext:value-type="float">
            <text:p>0.3118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0.0707304194577038" calcext:value-type="float">
            <text:p>0.0707304195</text:p>
          </table:table-cell>
          <table:table-cell office:value-type="float" office:value="0.9758" calcext:value-type="float">
            <text:p>0.9758</text:p>
          </table:table-cell>
          <table:table-cell/>
          <table:table-cell office:value-type="float" office:value="0.646720211219788" calcext:value-type="float">
            <text:p>0.6467202112</text:p>
          </table:table-cell>
          <table:table-cell office:value-type="float" office:value="0.9124" calcext:value-type="float">
            <text:p>0.91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0.11607645617798" calcext:value-type="float">
            <text:p>0.1160764562</text:p>
          </table:table-cell>
          <table:table-cell office:value-type="float" office:value="0.9621" calcext:value-type="float">
            <text:p>0.9621</text:p>
          </table:table-cell>
          <table:table-cell/>
          <table:table-cell office:value-type="float" office:value="0.731994006156921" calcext:value-type="float">
            <text:p>0.7319940062</text:p>
          </table:table-cell>
          <table:table-cell office:value-type="float" office:value="0.8884" calcext:value-type="float">
            <text:p>0.88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0.475033104729652" calcext:value-type="float">
            <text:p>0.4750331047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1.50779823513031" calcext:value-type="float">
            <text:p>1.5077982351</text:p>
          </table:table-cell>
          <table:table-cell office:value-type="float" office:value="0.5525" calcext:value-type="float">
            <text:p>0.55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.17155012607574" calcext:value-type="float">
            <text:p>1.1715501261</text:p>
          </table:table-cell>
          <table:table-cell office:value-type="float" office:value="0.6254" calcext:value-type="float">
            <text:p>0.6254</text:p>
          </table:table-cell>
          <table:table-cell/>
          <table:table-cell office:value-type="float" office:value="3.06811681213379" calcext:value-type="float">
            <text:p>3.0681168121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.83675837669373" calcext:value-type="float">
            <text:p>1.8367583767</text:p>
          </table:table-cell>
          <table:table-cell office:value-type="float" office:value="0.3238" calcext:value-type="float">
            <text:p>0.3238</text:p>
          </table:table-cell>
          <table:table-cell/>
          <table:table-cell office:value-type="float" office:value="4.37379828414917" calcext:value-type="float">
            <text:p>4.3737982841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.18986929588318" calcext:value-type="float">
            <text:p>2.1898692959</text:p>
          </table:table-cell>
          <table:table-cell office:value-type="float" office:value="0.2391" calcext:value-type="float">
            <text:p>0.2391</text:p>
          </table:table-cell>
          <table:table-cell/>
          <table:table-cell office:value-type="float" office:value="4.94506836929321" calcext:value-type="float">
            <text:p>4.9450683693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.35504186096191" calcext:value-type="float">
            <text:p>2.355041861</text:p>
          </table:table-cell>
          <table:table-cell office:value-type="float" office:value="0.1492" calcext:value-type="float">
            <text:p>0.1492</text:p>
          </table:table-cell>
          <table:table-cell/>
          <table:table-cell office:value-type="float" office:value="5.02989018936157" calcext:value-type="float">
            <text:p>5.0298901894</text:p>
          </table:table-cell>
          <table:table-cell office:value-type="float" office:value="0.1135" calcext:value-type="float">
            <text:p>0.11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.41999822921753" calcext:value-type="float">
            <text:p>2.4199982292</text:p>
          </table:table-cell>
          <table:table-cell office:value-type="float" office:value="0.1014" calcext:value-type="float">
            <text:p>0.1014</text:p>
          </table:table-cell>
          <table:table-cell/>
          <table:table-cell office:value-type="float" office:value="4.94726547012329" calcext:value-type="float">
            <text:p>4.9472654701</text:p>
          </table:table-cell>
          <table:table-cell office:value-type="float" office:value="0.1135" calcext:value-type="float">
            <text:p>0.1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2:26:34.097049475</meta:creation-date>
    <dc:date>2018-11-19T15:23:41.983327973</dc:date>
    <meta:editing-duration>PT1H42M33S</meta:editing-duration>
    <meta:editing-cycles>1</meta:editing-cycles>
    <meta:document-statistic meta:table-count="1" meta:cell-count="142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33cm" svg:height="5.552cm" xlink:href=".." xlink:type="simple" chart:class="chart:scatter" chart:style-name="ch1">
        <chart:legend chart:legend-position="end" svg:x="7.572cm" svg:y="2.228cm" style:legend-expansion="high" chart:style-name="ch2"/>
        <chart:plot-area chart:style-name="ch3" table:cell-range-address="Sheet1.A1:Sheet1.A20 Sheet1.D1:Sheet1.E20" chart:data-source-has-labels="row" svg:x="0.202cm" svg:y="0.111cm" svg:width="7.168cm" svg:height="5.33cm">
          <chartooo:coordinate-region svg:x="0.44cm" svg:y="0.31cm" svg:width="6.742cm" svg:height="4.4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0" chart:label-cell-address="Sheet1.D1:Sheet1.D1" chart:class="chart:scatter">
            <chart:domain table:cell-range-address="Sheet1.A2:Sheet1.A20"/>
            <chart:data-point chart:repeated="19"/>
          </chart:series>
          <chart:series chart:style-name="ch7" chart:values-cell-range-address="Sheet1.E2:Sheet1.E20" chart:label-cell-address="Sheet1.E1:Sheet1.E1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 loss</text:p>
                <draw:g>
                  <svg:desc>Sheet1.D1:Sheet1.D1</svg:desc>
                </draw:g>
              </table:table-cell>
              <table:table-cell office:value-type="string">
                <text:p> val ac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5">
                <text:p>-45</text:p>
                <draw:g>
                  <svg:desc>Sheet1.A2:Sheet1.A20</svg:desc>
                </draw:g>
              </table:table-cell>
              <table:table-cell office:value-type="float" office:value="2.56155774536133">
                <text:p>2.56155774536133</text:p>
                <draw:g>
                  <svg:desc>Sheet1.D2:Sheet1.D20</svg:desc>
                </draw:g>
              </table:table-cell>
              <table:table-cell office:value-type="float" office:value="0.4264">
                <text:p>0.4264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">
                <text:p>-40</text:p>
              </table:table-cell>
              <table:table-cell office:value-type="float" office:value="1.93152160673141">
                <text:p>1.93152160673141</text:p>
              </table:table-cell>
              <table:table-cell office:value-type="float" office:value="0.5253">
                <text:p>0.5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">
                <text:p>-35</text:p>
              </table:table-cell>
              <table:table-cell office:value-type="float" office:value="1.36223125231266">
                <text:p>1.36223125231266</text:p>
              </table:table-cell>
              <table:table-cell office:value-type="float" office:value="0.6392">
                <text:p>0.6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">
                <text:p>-30</text:p>
              </table:table-cell>
              <table:table-cell office:value-type="float" office:value="0.939517082095146">
                <text:p>0.939517082095146</text:p>
              </table:table-cell>
              <table:table-cell office:value-type="float" office:value="0.7331">
                <text:p>0.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">
                <text:p>-25</text:p>
              </table:table-cell>
              <table:table-cell office:value-type="float" office:value="0.564241544055939">
                <text:p>0.564241544055939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  <table:table-cell office:value-type="float" office:value="0.339157374405861">
                <text:p>0.339157374405861</text:p>
              </table:table-cell>
              <table:table-cell office:value-type="float" office:value="0.8902">
                <text:p>0.8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0.201891315611452">
                <text:p>0.201891315611452</text:p>
              </table:table-cell>
              <table:table-cell office:value-type="float" office:value="0.9345">
                <text:p>0.9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0.134867865763605">
                <text:p>0.134867865763605</text:p>
              </table:table-cell>
              <table:table-cell office:value-type="float" office:value="0.9558">
                <text:p>0.9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0.0966235153831542">
                <text:p>0.0966235153831542</text:p>
              </table:table-cell>
              <table:table-cell office:value-type="float" office:value="0.9666">
                <text:p>0.9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707304194577038">
                <text:p>0.0707304194577038</text:p>
              </table:table-cell>
              <table:table-cell office:value-type="float" office:value="0.9758">
                <text:p>0.9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0927732608433813">
                <text:p>0.0927732608433813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112174129828066">
                <text:p>0.112174129828066</text:p>
              </table:table-cell>
              <table:table-cell office:value-type="float" office:value="0.9629">
                <text:p>0.9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167003938608989">
                <text:p>0.167003938608989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0.474678783765435">
                <text:p>0.474678783765435</text:p>
              </table:table-cell>
              <table:table-cell office:value-type="float" office:value="0.8539">
                <text:p>0.8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801099022173882">
                <text:p>0.801099022173882</text:p>
              </table:table-cell>
              <table:table-cell office:value-type="float" office:value="0.7703">
                <text:p>0.7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.23279402513504">
                <text:p>1.23279402513504</text:p>
              </table:table-cell>
              <table:table-cell office:value-type="float" office:value="0.6607">
                <text:p>0.6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.73034055671692">
                <text:p>1.73034055671692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2.35466905956268">
                <text:p>2.35466905956268</text:p>
              </table:table-cell>
              <table:table-cell office:value-type="float" office:value="0.4492">
                <text:p>0.4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75cm" svg:height="4.384cm" xlink:href=".." xlink:type="simple" chart:class="chart:scatter" chart:style-name="ch1">
        <chart:legend chart:legend-position="end" svg:x="7.214cm" svg:y="1.644cm" style:legend-expansion="high" chart:style-name="ch2"/>
        <chart:plot-area chart:style-name="ch3" table:cell-range-address="Sheet1.B1:Sheet1.B1 Sheet1.B22:Sheet1.B29 Sheet1.D1:Sheet1.E1 Sheet1.D22:Sheet1.E29" chart:data-source-has-labels="row" svg:x="0.195cm" svg:y="0.087cm" svg:width="6.824cm" svg:height="4.21cm">
          <chartooo:coordinate-region svg:x="0.922cm" svg:y="0.286cm" svg:width="6.003cm" svg:height="3.3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2:Sheet1.D29" chart:label-cell-address="Sheet1.D1:Sheet1.D1" chart:class="chart:scatter">
            <chart:domain table:cell-range-address="Sheet1.B22:Sheet1.B29"/>
            <chart:data-point chart:repeated="8"/>
          </chart:series>
          <chart:series chart:style-name="ch7" chart:values-cell-range-address="Sheet1.E22:Sheet1.E29" chart:label-cell-address="Sheet1.E1:Sheet1.E1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 loss</text:p>
                <draw:g>
                  <svg:desc>Sheet1.D1:Sheet1.D1</svg:desc>
                </draw:g>
              </table:table-cell>
              <table:table-cell office:value-type="string">
                <text:p> val ac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2:Sheet1.B29</svg:desc>
                </draw:g>
              </table:table-cell>
              <table:table-cell office:value-type="float" office:value="0.0707304194577038">
                <text:p>0.0707304194577038</text:p>
                <draw:g>
                  <svg:desc>Sheet1.D22:Sheet1.D29</svg:desc>
                </draw:g>
              </table:table-cell>
              <table:table-cell office:value-type="float" office:value="0.9758">
                <text:p>0.9758</text:p>
                <draw:g>
                  <svg:desc>Sheet1.E22:Sheet1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607645617798">
                <text:p>0.11607645617798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75033104729652">
                <text:p>0.47503310472965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17155012607574">
                <text:p>1.17155012607574</text:p>
              </table:table-cell>
              <table:table-cell office:value-type="float" office:value="0.6254">
                <text:p>0.6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3675837669373">
                <text:p>1.83675837669373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18986929588318">
                <text:p>2.18986929588318</text:p>
              </table:table-cell>
              <table:table-cell office:value-type="float" office:value="0.2391">
                <text:p>0.2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35504186096191">
                <text:p>2.35504186096191</text:p>
              </table:table-cell>
              <table:table-cell office:value-type="float" office:value="0.1492">
                <text:p>0.1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41999822921753">
                <text:p>2.41999822921753</text:p>
              </table:table-cell>
              <table:table-cell office:value-type="float" office:value="0.1014">
                <text:p>0.1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952cm" style:legend-expansion="high" chart:style-name="ch2"/>
        <chart:plot-area chart:style-name="ch3" table:cell-range-address="Sheet1.A1:Sheet1.A20 Sheet1.G1:Sheet1.H20" chart:data-source-has-labels="row" svg:x="0.32cm" svg:y="0.18cm" svg:width="12.799cm" svg:height="8.64cm">
          <chartooo:coordinate-region svg:x="0.558cm" svg:y="0.379cm" svg:width="12.3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0" chart:label-cell-address="Sheet1.G1:Sheet1.G1" chart:class="chart:scatter">
            <chart:domain table:cell-range-address="Sheet1.A2:Sheet1.A20"/>
            <chart:data-point chart:repeated="19"/>
          </chart:series>
          <chart:series chart:style-name="ch7" chart:values-cell-range-address="Sheet1.H2:Sheet1.H20" chart:label-cell-address="Sheet1.H1:Sheet1.H1" chart:class="chart:scatte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 loss</text:p>
                <draw:g>
                  <svg:desc>Sheet1.G1:Sheet1.G1</svg:desc>
                </draw:g>
              </table:table-cell>
              <table:table-cell office:value-type="string">
                <text:p> val acc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5">
                <text:p>-45</text:p>
                <draw:g>
                  <svg:desc>Sheet1.A2:Sheet1.A20</svg:desc>
                </draw:g>
              </table:table-cell>
              <table:table-cell office:value-type="float" office:value="3.79929241867065">
                <text:p>3.79929241867065</text:p>
                <draw:g>
                  <svg:desc>Sheet1.G2:Sheet1.G20</svg:desc>
                </draw:g>
              </table:table-cell>
              <table:table-cell office:value-type="float" office:value="0.2775">
                <text:p>0.2775</text:p>
                <draw:g>
                  <svg:desc>Sheet1.H2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">
                <text:p>-40</text:p>
              </table:table-cell>
              <table:table-cell office:value-type="float" office:value="3.19550895271301">
                <text:p>3.19550895271301</text:p>
              </table:table-cell>
              <table:table-cell office:value-type="float" office:value="0.3597">
                <text:p>0.3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">
                <text:p>-35</text:p>
              </table:table-cell>
              <table:table-cell office:value-type="float" office:value="2.57998281974792">
                <text:p>2.57998281974792</text:p>
              </table:table-cell>
              <table:table-cell office:value-type="float" office:value="0.4596">
                <text:p>0.4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">
                <text:p>-30</text:p>
              </table:table-cell>
              <table:table-cell office:value-type="float" office:value="2.03951686325073">
                <text:p>2.03951686325073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5">
                <text:p>-25</text:p>
              </table:table-cell>
              <table:table-cell office:value-type="float" office:value="1.51149223022461">
                <text:p>1.51149223022461</text:p>
              </table:table-cell>
              <table:table-cell office:value-type="float" office:value="0.6737">
                <text:p>0.6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">
                <text:p>-20</text:p>
              </table:table-cell>
              <table:table-cell office:value-type="float" office:value="1.14963716621399">
                <text:p>1.14963716621399</text:p>
              </table:table-cell>
              <table:table-cell office:value-type="float" office:value="0.7601">
                <text:p>0.7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0.892397295570373">
                <text:p>0.892397295570373</text:p>
              </table:table-cell>
              <table:table-cell office:value-type="float" office:value="0.8344">
                <text:p>0.8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">
                <text:p>-10</text:p>
              </table:table-cell>
              <table:table-cell office:value-type="float" office:value="0.74119895401001">
                <text:p>0.74119895401001</text:p>
              </table:table-cell>
              <table:table-cell office:value-type="float" office:value="0.8784">
                <text:p>0.8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0.702460451793671">
                <text:p>0.702460451793671</text:p>
              </table:table-cell>
              <table:table-cell office:value-type="float" office:value="0.8958">
                <text:p>0.8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646720211219788">
                <text:p>0.646720211219788</text:p>
              </table:table-cell>
              <table:table-cell office:value-type="float" office:value="0.9124">
                <text:p>0.9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693151586914063">
                <text:p>0.693151586914063</text:p>
              </table:table-cell>
              <table:table-cell office:value-type="float" office:value="0.8967">
                <text:p>0.8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726309189128876">
                <text:p>0.726309189128876</text:p>
              </table:table-cell>
              <table:table-cell office:value-type="float" office:value="0.8845">
                <text:p>0.8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831575162315369">
                <text:p>0.831575162315369</text:p>
              </table:table-cell>
              <table:table-cell office:value-type="float" office:value="0.8489">
                <text:p>0.8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997908428001404">
                <text:p>0.997908428001404</text:p>
              </table:table-cell>
              <table:table-cell office:value-type="float" office:value="0.7928">
                <text:p>0.7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.23732606773376">
                <text:p>1.23732606773376</text:p>
              </table:table-cell>
              <table:table-cell office:value-type="float" office:value="0.7146">
                <text:p>0.7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.58045707397461">
                <text:p>1.58045707397461</text:p>
              </table:table-cell>
              <table:table-cell office:value-type="float" office:value="0.6135">
                <text:p>0.6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2.01302219333649">
                <text:p>2.01302219333649</text:p>
              </table:table-cell>
              <table:table-cell office:value-type="float" office:value="0.5065">
                <text:p>0.5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2.50646534042358">
                <text:p>2.50646534042358</text:p>
              </table:table-cell>
              <table:table-cell office:value-type="float" office:value="0.4095">
                <text:p>0.4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3.06207795181274">
                <text:p>3.06207795181274</text:p>
              </table:table-cell>
              <table:table-cell office:value-type="float" office:value="0.3118">
                <text:p>0.3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37cm" svg:y="3.954cm" style:legend-expansion="high" chart:style-name="ch2"/>
        <chart:plot-area chart:style-name="ch3" table:cell-range-address="Sheet1.B1:Sheet1.B1 Sheet1.B22:Sheet1.B29 Sheet1.G1:Sheet1.H1 Sheet1.G22:Sheet1.H29" chart:data-source-has-labels="row" svg:x="0.319cm" svg:y="0.18cm" svg:width="12.799cm" svg:height="8.645cm">
          <chartooo:coordinate-region svg:x="0.755cm" svg:y="0.379cm" svg:width="12.26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2:Sheet1.G29" chart:label-cell-address="Sheet1.G1:Sheet1.G1" chart:class="chart:scatter">
            <chart:domain table:cell-range-address="Sheet1.B22:Sheet1.B29"/>
            <chart:data-point chart:repeated="8"/>
          </chart:series>
          <chart:series chart:style-name="ch7" chart:values-cell-range-address="Sheet1.H22:Sheet1.H29" chart:label-cell-address="Sheet1.H1:Sheet1.H1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 loss</text:p>
                <draw:g>
                  <svg:desc>Sheet1.G1:Sheet1.G1</svg:desc>
                </draw:g>
              </table:table-cell>
              <table:table-cell office:value-type="string">
                <text:p> val acc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2:Sheet1.B29</svg:desc>
                </draw:g>
              </table:table-cell>
              <table:table-cell office:value-type="float" office:value="0.646720211219788">
                <text:p>0.646720211219788</text:p>
                <draw:g>
                  <svg:desc>Sheet1.G22:Sheet1.G29</svg:desc>
                </draw:g>
              </table:table-cell>
              <table:table-cell office:value-type="float" office:value="0.9124">
                <text:p>0.9124</text:p>
                <draw:g>
                  <svg:desc>Sheet1.H22:Sheet1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31994006156921">
                <text:p>0.731994006156921</text:p>
              </table:table-cell>
              <table:table-cell office:value-type="float" office:value="0.8884">
                <text:p>0.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0779823513031">
                <text:p>1.50779823513031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06811681213379">
                <text:p>3.06811681213379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7379828414917">
                <text:p>4.37379828414917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94506836929321">
                <text:p>4.94506836929321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02989018936157">
                <text:p>5.02989018936157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94726547012329">
                <text:p>4.94726547012329</text:p>
              </table:table-cell>
              <table:table-cell office:value-type="float" office:value="0.1135">
                <text:p>0.11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